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68A43806.png"/>
  <manifest:file-entry manifest:media-type="image/png" manifest:full-path="Pictures/10000000000005A000000384DA08F66F.png"/>
  <manifest:file-entry manifest:media-type="image/png" manifest:full-path="Pictures/10000000000005A000000384230E89F5.png"/>
  <manifest:file-entry manifest:media-type="image/png" manifest:full-path="Pictures/10000000000005A0000003848FB6D99F.png"/>
  <manifest:file-entry manifest:media-type="image/png" manifest:full-path="Pictures/10000000000005A0000003847E8F2D8C.png"/>
  <manifest:file-entry manifest:media-type="image/png" manifest:full-path="Pictures/10000000000005A000000384489A14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4.1827in" draw:z-index="0"><draw:image xlink:href="Pictures/10000000000005A0000003847E8F2D8C.png" xlink:type="simple" xlink:show="embed" xlink:actuate="onLoad"/></draw:frame></text:p>
      <text:p text:style-name="Standard"/>
      <text:p text:style-name="Standard"><draw:frame draw:style-name="fr1" draw:name="graphics2" text:anchor-type="paragraph" svg:width="6.6929in" svg:height="4.1827in" draw:z-index="1"><draw:image xlink:href="Pictures/10000000000005A0000003848FB6D99F.png" xlink:type="simple" xlink:show="embed" xlink:actuate="onLoad"/></draw:frame></text:p>
      <text:p text:style-name="Standard"/>
      <text:p text:style-name="Standard"><draw:frame draw:style-name="fr2" draw:name="graphics3" text:anchor-type="paragraph" svg:x="0in" svg:y="-0.1929in" svg:width="6.6929in" svg:height="4.1827in" draw:z-index="2"><draw:image xlink:href="Pictures/10000000000005A000000384DA08F66F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4" text:anchor-type="paragraph" svg:width="6.6929in" svg:height="4.1827in" draw:z-index="3"><draw:image xlink:href="Pictures/10000000000005A000000384489A14A8.png" xlink:type="simple" xlink:show="embed" xlink:actuate="onLoad"/></draw:frame></text:p>
      <text:p text:style-name="Standard"><draw:frame draw:style-name="fr3" draw:name="graphics5" text:anchor-type="paragraph" svg:width="6.6929in" svg:height="4.1827in" draw:z-index="4"><draw:image xlink:href="Pictures/10000000000005A000000384230E89F5.png" xlink:type="simple" xlink:show="embed" xlink:actuate="onLoad"/></draw:frame></text:p>
      <text:p text:style-name="Standard"><text:soft-page-break/></text:p>
      <text:p text:style-name="Standard"><draw:frame draw:style-name="fr1" draw:name="graphics6" text:anchor-type="paragraph" svg:width="6.6929in" svg:height="4.1827in" draw:z-index="5"><draw:image xlink:href="Pictures/10000000000005A00000038468A438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</meta:initial-creator>
    <meta:creation-date>2017-09-08T12:52:39.87</meta:creation-date>
    <dc:date>2017-09-08T13:01:02.94</dc:date>
    <dc:creator>m </dc:creator>
    <meta:editing-duration>PT8M25S</meta:editing-duration>
    <meta:editing-cycles>2</meta:editing-cycles>
    <meta:generator>OpenOffice/4.1.3$Win32 OpenOffice.org_project/413m1$Build-9783</meta:generator>
    <meta:document-statistic meta:table-count="0" meta:image-count="6" meta:object-count="0" meta:page-count="3" meta:paragraph-count="0" meta:word-count="0" meta:character-count="0"/>
  </office:meta>
</office:document-meta>
</file>